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Text_20_body" style:list-style-name="L6">
      <style:text-properties style:font-name="Times New Roman" fo:font-size="10pt" style:font-size-asian="10pt" style:font-size-complex="10pt"/>
    </style:style>
    <style:style style:name="P4" style:family="paragraph" style:parent-style-name="Text_20_body" style:list-style-name="L9">
      <style:text-properties style:font-name="Times New Roman" fo:font-size="10pt" style:font-size-asian="10pt" style:font-size-complex="10pt"/>
    </style:style>
    <style:style style:name="P5" style:family="paragraph" style:parent-style-name="Text_20_body" style:list-style-name="L14">
      <style:text-properties style:font-name="Times New Roman" fo:font-size="10pt" style:font-size-asian="10pt" style:font-size-complex="10pt"/>
    </style:style>
    <style:style style:name="P6" style:family="paragraph" style:parent-style-name="Text_20_body" style:list-style-name="L9"/>
    <style:style style:name="P7" style:family="paragraph" style:parent-style-name="Text_20_body" style:list-style-name="L13"/>
    <style:style style:name="P8" style:family="paragraph" style:parent-style-name="Text_20_body" style:list-style-name="L16"/>
    <style:style style:name="P9" style:family="paragraph" style:parent-style-name="Heading_20_2"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Strong_20_Emphasis"><text:span text:style-name="T1">Feature Request: BlueSky Toolset-Integration</text:span></text:span></text:p>
      <text:h text:style-name="Heading_20_1" text:outline-level="1"><text:span text:style-name="Strong_20_Emphasis"><text:span text:style-name="T1">1. <text:s/>Strategic Rationale</text:span></text:span></text:h>
      <text:h text:style-name="P9" text:outline-level="2">1.1 <text:s/>Overview</text:h>
      <text:p text:style-name="P2">A toolset-integration is proposed, in which <text:span text:style-name="T5">Bluesky</text:span> integrates <text:span text:style-name="T5">GroupBuild</text:span>’s social/political advocacy coordinator – into their decentralized social conversation platform. <text:s/>This presents all parties with a high-leverage opportunity for growth, visibility, and user engagement. <text:s text:c="2"/>As <text:span text:style-name="T5">Bluesky</text:span> positions itself as a user-controlled alternative to centralized social media, its demand for meaningful, high-integrity community tools will only increase. <text:s/><text:span text:style-name="T5">GroupBuild</text:span>’s functionality – a secure, collaborative infrastructure for organizing physical social and political advocacy – is an ideal value-add for the Bluesky ecosystem. </text:p>
      <text:h text:style-name="P9" text:outline-level="2">1.2 <text:s/>Benefits to Parties:</text:h>
      <text:list xml:id="list6738088001713452048" text:style-name="L16">
        <text:list-item>
          <text:p text:style-name="P8"><text:span text:style-name="Strong_20_Emphasis"><text:span text:style-name="T1">BlueSky Users</text:span></text:span><text:span text:style-name="T1">: serves a niche subset of </text:span><text:span text:style-name="T2">Users</text:span><text:span text:style-name="T1"> who may place themselves at personal physical risk by expressing their opinion at public events. <text:s/>Such </text:span><text:span text:style-name="T2">Users</text:span><text:span text:style-name="T1"> need a special-purpose engagement area in which to prepare and coordinate political and social actions, such as Town Hall meetings, peaceful protests, demonstrations and rallies. <text:s/>However, some mobile device ap</text:span><text:span text:style-name="T3">ps can continually track </text:span><text:span text:style-name="T2">Users</text:span><text:span text:style-name="T3">, especially when they travel, and this can solicit intrusion by vested interests, or even by anti-democratic government agencies. <text:s/>When attending such events, </text:span><text:span text:style-name="T2">Users</text:span><text:span text:style-name="T3"> need to be able to rely on their wireless signals while avoiding interception, or even blockage. <text:s/>Thus the toolset can keep</text:span><text:span text:style-name="T1"> third-parties out of their </text:span><text:span text:style-name="T3">s</text:span><text:span text:style-name="T1">ignals, apps and user-data – niche security measures best provided by a </text:span><text:span text:style-name="T3">partner. <text:s/></text:span></text:p>
        </text:list-item>
        <text:list-item>
          <text:p text:style-name="P8"><text:span text:style-name="Strong_20_Emphasis"><text:span text:style-name="T1">Bluesky</text:span></text:span><text:span text:style-name="T1">: gains a structured toolset for coordinating physical activism, adding a specialized advocacy layer with practical utility for civic engagement. <text:s/>This toolset may help Bluesky differentiate from other decentralized networks, like Mastodon and Nostr, while </text:span><text:span text:style-name="Strong_20_Emphasis"><text:span text:style-name="T1">Bluesky</text:span></text:span><text:span text:style-name="T1"> also gains a partner-brand to shoulder specific legalities for protecting </text:span><text:span text:style-name="T2">Users</text:span><text:span text:style-name="T1"> at events where expressing an opinion may expose them to personal risk. <text:s/></text:span></text:p>
        </text:list-item>
        <text:list-item>
          <text:p text:style-name="P8"><text:span text:style-name="Strong_20_Emphasis"><text:span text:style-name="T1">GroupBuild</text:span></text:span><text:span text:style-name="T1">: gains open-source access to an early-adopter user base, aligned with transparency, agency, and decentralized control – values that overlap both parties' mission. <text:s/>By becoming a trusted advocacy coordination toolset, within Bluesky, GroupBuild expands its visibility, usage and feedback cycle. <text:s/></text:span><text:span text:style-name="Strong_20_Emphasis"><text:span text:style-name="T1">GroupBuild</text:span></text:span><text:span text:style-name="T1"> also establishes credibility and utility within the decentralized web, expanding a shared user-base through native integration while </text:span><text:span text:style-name="T3">reinforcing</text:span><text:span text:style-name="T1"> trust via secure infrastructure. </text:span></text:p>
        </text:list-item>
      </text:list>
      <text:h text:style-name="Heading_20_1" text:outline-level="1"><text:span text:style-name="Strong_20_Emphasis"><text:span text:style-name="T1">2. <text:s/></text:span></text:span><text:span text:style-name="Strong_20_Emphasis"><text:span text:style-name="T4">Feature Overview: Advocacy Coordination Module</text:span></text:span><text:span text:style-name="Emphasis"><text:span text:style-name="T4"> Integration</text:span></text:span></text:h>
      <text:p text:style-name="Text_20_body"><text:span text:style-name="Strong_20_Emphasis"><text:span text:style-name="T1">2.1 <text:s/>Release Window: </text:span></text:span><text:span text:style-name="T1">Initial-MVP &lt; Q4 2025</text:span></text:p>
      <text:h text:style-name="Heading_20_2" text:outline-level="2"><text:span text:style-name="Strong_20_Emphasis"><text:span text:style-name="T1">2.2 <text:s/>Objectives</text:span></text:span></text:h>
      <text:list xml:id="list6074118888250858217" text:style-name="L14">
        <text:list-item>
          <text:p text:style-name="P5">Enable Bluesky users to initiate and manage GroupBuild Empowered” campaigns within the Bluesky social ecosystem.</text:p>
        </text:list-item>
        <text:list-item>
          <text:p text:style-name="P5">Preserve and promote GroupBuild’s brand identity while integrating natively into Bluesky’s UX and open protocol.</text:p>
        </text:list-item>
        <text:list-item>
          <text:p text:style-name="P5">Leverage AT Protocol for seamless interoperability and secure identity/auth management between brand environments.</text:p>
        </text:list-item>
        <text:list-item>
          <text:p text:style-name="P5">Introduce secure bridge layer where GroupBuild’s proprietary features (e.g., campaign integrity audits, privacy guarantees, collaborative endorsement filters) are accessible only via authenticated GroupBuild endpoints.</text:p>
        </text:list-item>
      </text:list>
      <text:h text:style-name="Heading_20_2" text:outline-level="2"><text:span text:style-name="Strong_20_Emphasis"><text:span text:style-name="T1">3. <text:s/>Key Features</text:span></text:span></text:h>
      <text:list xml:id="list6845263103653389269" text:style-name="L13">
        <text:list-item>
          <text:p text:style-name="P7"><text:span text:style-name="Strong_20_Emphasis"><text:span text:style-name="T1">Bluesky-Embedded Campaign Interface: <text:s/></text:span></text:span><text:span text:style-name="T1">A lightweight, embeded campaign tool within Bluesky (e.g. custom feed plug-ins and cross-post widgets). <text:s/>Enables viewing, sharing, and lightweight endorsement of GroupBuild campaigns without leaving Bluesky.</text:span></text:p>
        </text:list-item>
        <text:list-item>
          <text:p text:style-name="P7"><text:soft-page-break/><text:span text:style-name="Strong_20_Emphasis"><text:span text:style-name="T1">GroupBuild Identity Federation via AT Protocol: <text:s/></text:span></text:span><text:span text:style-name="T1">Support for decentralized identity mapping: Users authenticated on Bluesky can be optionally verified in GroupBuild with privacy-preserving mechanisms. <text:s/>Use DID (decentralized identifiers) to support identity persistence across platforms.</text:span></text:p>
        </text:list-item>
        <text:list-item>
          <text:p text:style-name="P7"><text:span text:style-name="Strong_20_Emphasis"><text:span text:style-name="T1">Domain-Verified GroupBuild Presence: <text:s/></text:span></text:span><text:span text:style-name="T1">Custom domain handle (e.g., </text:span><text:span text:style-name="Source_20_Text"><text:span text:style-name="T1">@groupbuild.org</text:span></text:span><text:span text:style-name="T1">) verifies official GroupBuild activity feeds, giving users confidence in campaign origin. <text:s/>Verified status badges and metadata sourced from GroupBuild’s API. </text:span></text:p>
        </text:list-item>
        <text:list-item>
          <text:p text:style-name="P7"><text:span text:style-name="Strong_20_Emphasis"><text:span text:style-name="T1">Cross-App Campaign Discovery and Coordination: <text:s/></text:span></text:span><text:span text:style-name="T1">Custom Bluesky feeds featuring curated, trending, or proximity-based campaigns. <text:s/>Filters by issue area, geography, urgency, or affinity network (aligning with GroupBuild's existing segmentation system).</text:span></text:p>
        </text:list-item>
        <text:list-item>
          <text:p text:style-name="P7"><text:span text:style-name="Strong_20_Emphasis"><text:span text:style-name="T1">Security-First Integration Layer: <text:s/></text:span></text:span><text:span text:style-name="T1">All sensitive campaign operations (e.g., voting, document signing, funds routing, audit trails) remain under GroupBuild infrastructure. <text:s/>Communication between Bluesky and GroupBuild occurs over encrypted APIs; no user data is shared without explicit consent. <text:s/>Proprietary anti-coercion and multi-party authentication protocols remain exclusive to the GroupBuild backend.</text:span></text:p>
        </text:list-item>
        <text:list-item>
          <text:p text:style-name="P7"><text:span text:style-name="Strong_20_Emphasis"><text:span text:style-name="T1">Community Engagement &amp; Metrics Dashboard: <text:s/></text:span></text:span><text:span text:style-name="T1">Optional display of participation stats and micro-influence maps within the Bluesky interface. <text:s/>Encourages decentralized trust-building by making group momentum visible across federated nodes.</text:span></text:p>
        </text:list-item>
      </text:list>
      <text:h text:style-name="Heading_20_2" text:outline-level="2"><text:span text:style-name="Strong_20_Emphasis"><text:span text:style-name="T1">4. <text:s/>Branding Guidelines</text:span></text:span></text:h>
      <text:list xml:id="list7185431505959755857" text:style-name="L9">
        <text:list-item>
          <text:p text:style-name="P6"><text:span text:style-name="T1">The integration should visually indicates the relationship, e.g. </text:span><text:span text:style-name="Strong_20_Emphasis"><text:span text:style-name="T1">"Empowered by GroupBuild",</text:span></text:span><text:span text:style-name="T1"> under Bluesky-native campaigns.</text:span></text:p>
        </text:list-item>
        <text:list-item>
          <text:p text:style-name="P4">GroupBuild branding (logo, color accents, verification marker) should be present but subordinate in hierarchy to Bluesky’s UI elements, maintaining a respectful complimentary partnership.</text:p>
        </text:list-item>
        <text:list-item>
          <text:p text:style-name="P4">All outbound links or deep engagements (e.g., campaign creation, advanced controls) redirect to the secure GroupBuild app domain.</text:p>
        </text:list-item>
      </text:list>
      <text:h text:style-name="Heading_20_2" text:outline-level="2"><text:span text:style-name="Strong_20_Emphasis"><text:span text:style-name="T1">6. <text:s/>Next Steps</text:span></text:span></text:h>
      <text:list xml:id="list4045546797822936585" text:style-name="L6">
        <text:list-item>
          <text:p text:style-name="P3">Elias/Rick: <text:s/>Review partnership challenges, (e.g. functionality overlaps and potential areas of internal competition).</text:p>
        </text:list-item>
        <text:list-item>
          <text:p text:style-name="P3">Elias: <text:s/>Research technical feasibility (e.g., AT Protocol compatibility, cross-authentication, content embedding).</text:p>
        </text:list-item>
        <text:list-item>
          <text:p text:style-name="P3">Elias: <text:s/>Define MVP scope and key API endpoints needed between Bluesky and GroupBuild.</text:p>
        </text:list-item>
        <text:list-item>
          <text:p text:style-name="P3">Rick/Elias: <text:s/>Pitch integration proposal from GroupBuild to Bluesky, and others?</text:p>
        </text:list-item>
        <text:list-item>
          <text:p text:style-name="P3">Rick/Elias: <text:s/>Secure partnership agreement between GroupBuild and Bluesky developer relations, to coordinate developer access and joint marketing plans.</text:p>
        </text:list-item>
        <text:list-item>
          <text:p text:style-name="P3">Elias: <text:s/>Begin UI/UX collaboration to harmonize visual and functional experience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5-19T12:48:11.91</meta:creation-date>
    <dc:date>2025-05-19T15:46:11.22</dc:date>
    <dc:creator>Christine Ballard</dc:creator>
    <meta:editing-duration>PT2H5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33" meta:word-count="773" meta:character-count="5938"/>
  </office:meta>
</office:document-meta>
</file>